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230mm" svg:height="70mm" svg:x="102.08mm" svg:y="1.6mm">
            <loext:p draw:notify-on-update-of-ranges="Лист1.A2:Лист1.A11 Лист1.B1:Лист1.B1 Лист1.B2:Лист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mm" svg:height="70mm" svg:x="102.1mm" svg:y="73.8mm">
            <loext:p draw:notify-on-update-of-ranges="Лист1.A1:Лист1.A1 Лист1.A2:Лист1.A16 Лист1.C1:Лист1.C1 Лист1.C2:Лист1.C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кол-во узлов</text:p>
          </table:table-cell>
          <table:table-cell table:style-name="ce1" office:value-type="string" calcext:value-type="string">
            <text:p>метод перебора, c</text:p>
          </table:table-cell>
          <table:table-cell office:value-type="string" calcext:value-type="string">
            <text:p>метод литтла, 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00041" calcext:value-type="float">
            <text:p>0,0000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76" calcext:value-type="float">
            <text:p>0,000076</text:p>
          </table:table-cell>
          <table:table-cell office:value-type="float" office:value="0.00011" calcext:value-type="float">
            <text:p>0,000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404" calcext:value-type="float">
            <text:p>0,000404</text:p>
          </table:table-cell>
          <table:table-cell office:value-type="float" office:value="0.000131" calcext:value-type="float">
            <text:p>0,0001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2219" calcext:value-type="float">
            <text:p>0,002219</text:p>
          </table:table-cell>
          <table:table-cell office:value-type="float" office:value="0.000146" calcext:value-type="float">
            <text:p>0,0001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9999" calcext:value-type="float">
            <text:p>0,019999</text:p>
          </table:table-cell>
          <table:table-cell office:value-type="float" office:value="0.000168" calcext:value-type="float">
            <text:p>0,0001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0283" calcext:value-type="float">
            <text:p>0,070283</text:p>
          </table:table-cell>
          <table:table-cell office:value-type="float" office:value="0.000298" calcext:value-type="float">
            <text:p>0,0002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14613" calcext:value-type="float">
            <text:p>0,514613</text:p>
          </table:table-cell>
          <table:table-cell office:value-type="float" office:value="0.000384" calcext:value-type="float">
            <text:p>0,0003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895305" calcext:value-type="float">
            <text:p>5,895305</text:p>
          </table:table-cell>
          <table:table-cell office:value-type="float" office:value="0.000776" calcext:value-type="float">
            <text:p>0,0007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.543128" calcext:value-type="float">
            <text:p>78,543128</text:p>
          </table:table-cell>
          <table:table-cell office:value-type="float" office:value="0.001186" calcext:value-type="float">
            <text:p>0,0011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0.004808" calcext:value-type="float">
            <text:p>0,0048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0.021737" calcext:value-type="float">
            <text:p>0,0217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0.074611" calcext:value-type="float">
            <text:p>0,0746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0.537443" calcext:value-type="float">
            <text:p>0,5374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6.081515" calcext:value-type="float">
            <text:p>6,0815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7:52:16.206730633</meta:creation-date>
    <dc:date>2018-03-29T18:25:38.810232848</dc:date>
    <meta:editing-duration>PT9M31S</meta:editing-duration>
    <meta:editing-cycles>1</meta:editing-cycles>
    <meta:document-statistic meta:table-count="1" meta:cell-count="48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001cm" svg:height="7.001cm" xlink:href=".." xlink:type="simple" chart:class="chart:scatter" chart:style-name="ch1">
        <chart:legend chart:legend-position="end" svg:x="18.799cm" svg:y="3.201cm" style:legend-expansion="high" chart:style-name="ch2"/>
        <chart:plot-area chart:style-name="ch3" table:cell-range-address="Лист1.A2:Лист1.B11 Лист1.B1:Лист1.B1" chart:data-source-has-labels="row" svg:x="0.46cm" svg:y="0.14cm" svg:width="17.879cm" svg:height="6.721cm">
          <chartooo:coordinate-region svg:x="1.081cm" svg:y="0.339cm" svg:width="17.071cm" svg:height="5.8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11" chart:label-cell-address="Лист1.B1:Лист1.B1" chart:class="chart:scatter">
            <chart:domain table:cell-range-address="Лист1.A2:Лист1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метод перебора, c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Лист1.A2:Лист1.A11</svg:desc>
                </draw:g>
              </table:table-cell>
              <table:table-cell office:value-type="float" office:value="0.000011">
                <text:p>0.000011</text:p>
                <draw:g>
                  <svg:desc>Лист1.B2:Лист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00404">
                <text:p>0.0004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002219">
                <text:p>0.002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019999">
                <text:p>0.01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070283">
                <text:p>0.0702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514613">
                <text:p>0.514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5.895305">
                <text:p>5.895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78.543128">
                <text:p>78.543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001cm" svg:height="7.001cm" xlink:href=".." xlink:type="simple" chart:class="chart:scatter" chart:style-name="ch1">
        <chart:legend chart:legend-position="end" svg:x="19.17cm" svg:y="3.201cm" style:legend-expansion="high" chart:style-name="ch2"/>
        <chart:plot-area chart:style-name="ch3" table:cell-range-address="Лист1.A1:Лист1.A16 Лист1.C1:Лист1.C16" chart:data-source-has-labels="row" svg:x="0.46cm" svg:y="0.14cm" svg:width="18.25cm" svg:height="6.721cm">
          <chartooo:coordinate-region svg:x="0.896cm" svg:y="0.339cm" svg:width="17.627cm" svg:height="5.8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C2:Лист1.C16" chart:label-cell-address="Лист1.C1:Лист1.C1" chart:class="chart:scatter">
            <chart:domain table:cell-range-address="Лист1.A2:Лист1.A16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метод литтла, c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Лист1.A2:Лист1.A16</svg:desc>
                </draw:g>
              </table:table-cell>
              <table:table-cell office:value-type="float" office:value="0.000026">
                <text:p>0.000026</text:p>
                <draw:g>
                  <svg:desc>Лист1.C2:Лист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000298">
                <text:p>0.0002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00384">
                <text:p>0.0003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.000776">
                <text:p>0.000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001186">
                <text:p>0.001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04808">
                <text:p>0.004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021737">
                <text:p>0.021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074611">
                <text:p>0.0746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537443">
                <text:p>0.5374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6.081515">
                <text:p>6.0815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